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00000007800000078FA9421E6.png" manifest:media-type=""/>
  <manifest:file-entry manifest:full-path="Pictures/10000201000000B0000000B03BE079A7.png" manifest:media-type=""/>
  <manifest:file-entry manifest:full-path="Pictures/100009CA000067680000676881C8490D.svg" manifest:media-type=""/>
  <manifest:file-entry manifest:full-path="Pictures/100000000000006400000064AD705A0E.jpg" manifest:media-type=""/>
  <manifest:file-entry manifest:full-path="Pictures/10000201000002C3000002C34F4C6851.png" manifest:media-type=""/>
  <manifest:file-entry manifest:full-path="Pictures/10000201000001F4000001F455155B79.png" manifest:media-type=""/>
  <manifest:file-entry manifest:full-path="Pictures/10000201000000C8000000C89B830DB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3cm, 0.533cm, 0.533cm, 0.533cm)" draw:image-opacity="100%" style:mirror="none"/>
    </style:style>
    <style:style style:name="gr2" style:family="graphic" style:parent-style-name="standard">
      <style:graphic-properties svg:stroke-width="0.127cm" svg:stroke-color="#ff6633" draw:marker-start-width="0.394cm" draw:marker-end-width="0.394cm" draw:fill="solid" draw:fill-color="#ff6633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3" style:family="graphic" style:parent-style-name="standard">
      <style:graphic-properties svg:stroke-width="0.127cm" svg:stroke-color="#c5000b" draw:marker-start-width="0.394cm" draw:marker-end-width="0.394cm" draw:fill="solid" draw:fill-color="#c5000b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4" style:family="graphic" style:parent-style-name="standard">
      <style:graphic-properties svg:stroke-width="0.127cm" svg:stroke-color="#ff950e" draw:marker-start-width="0.394cm" draw:marker-end-width="0.394cm" draw:fill="solid" draw:fill-color="#ff950e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vg:stroke-width="0.127cm" svg:stroke-color="#808080" draw:marker-start-width="0.394cm" draw:marker-end-width="0.394cm" draw:fill="solid" draw:fill-color="#808080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9" style:family="graphic" style:parent-style-name="standard">
      <style:graphic-properties draw:stroke="dash" draw:stroke-dash="Fine_20_Dashed_20__28_var_29_" svg:stroke-width="0.152cm" svg:stroke-color="#c5000b" draw:marker-start-width="0.621cm" draw:marker-end-width="0.621cm" draw:fill="solid" draw:fill-color="#c5000b" draw:opacity="25%" draw:textarea-horizontal-align="justify" draw:textarea-vertical-align="middle" draw:auto-grow-height="false" fo:padding-top="0.263cm" fo:padding-bottom="0.263cm" fo:padding-left="0.388cm" fo:padding-right="0.388cm" draw:shadow="hidden" draw:shadow-opacity="25%"/>
    </style:style>
    <style:style style:name="gr10" style:family="graphic">
      <style:graphic-properties svg:stroke-width="0.127cm" svg:stroke-color="#004586" draw:marker-start-width="0.394cm" draw:marker-end-width="0.394cm" draw:fill="solid" draw:fill-color="#004586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11" style:family="graphic">
      <style:graphic-properties svg:stroke-width="0.127cm" svg:stroke-color="#0084d1" draw:marker-start-width="0.394cm" draw:marker-end-width="0.394cm" draw:fill="solid" draw:fill-color="#0084d1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12" style:family="graphic">
      <style:graphic-properties svg:stroke-width="0.127cm" svg:stroke-color="#579d1c" draw:marker-start-width="0.394cm" draw:marker-end-width="0.394cm" draw:fill="solid" draw:fill-color="#579d1c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13" style:family="graphic" style:parent-style-name="standard">
      <style:graphic-properties draw:stroke="dash" draw:stroke-dash="Fine_20_Dashed_20__28_var_29_" svg:stroke-width="0.152cm" svg:stroke-color="#004586" draw:marker-start-width="0.621cm" draw:marker-end-width="0.621cm" draw:fill="solid" draw:fill-color="#0084d1" draw:opacity="25%" draw:textarea-horizontal-align="justify" draw:textarea-vertical-align="middle" draw:auto-grow-height="false" fo:padding-top="0.263cm" fo:padding-bottom="0.263cm" fo:padding-left="0.388cm" fo:padding-right="0.388cm" draw:shadow="hidden" draw:shadow-opacity="25%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47cm" svg:height="1.447cm" svg:x="2.868cm" svg:y="8.012cm">
          <draw:image xlink:href="Pictures/100000000000006400000064AD705A0E.jpg" xlink:type="simple" xlink:show="embed" xlink:actuate="onLoad">
            <text:p/>
          </draw:image>
        </draw:frame>
        <draw:custom-shape draw:style-name="gr2" draw:text-style-name="P1" draw:layer="layout" svg:width="7.62cm" svg:height="7.62cm" svg:x="7.35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62cm" svg:height="7.62cm" svg:x="6.207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62cm" svg:height="7.62cm" svg:x="5.064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924cm" svg:height="1.119cm" svg:x="8.301cm" svg:y="2.905cm">
          <draw:text-box>
            <text:p text:style-name="P2">MRI</text:p>
          </draw:text-box>
        </draw:frame>
        <draw:frame draw:style-name="gr5" draw:text-style-name="P2" draw:layer="layout" svg:width="3.52cm" svg:height="1.119cm" svg:x="3.921cm" svg:y="8.517cm">
          <draw:text-box>
            <text:p text:style-name="P2">Rubinius</text:p>
          </draw:text-box>
        </draw:frame>
        <draw:frame draw:style-name="gr6" draw:text-style-name="P2" draw:layer="layout" svg:width="2.703cm" svg:height="1.119cm" svg:x="12.775cm" svg:y="8.517cm">
          <draw:text-box>
            <text:p text:style-name="P2">JRuby</text:p>
          </draw:text-box>
        </draw:frame>
        <draw:frame draw:style-name="gr7" draw:text-style-name="P1" draw:layer="layout" svg:width="1.27cm" svg:height="1.27cm" svg:x="10.152cm" svg:y="2.778cm">
          <draw:image xlink:href="Pictures/10000201000000C8000000C89B830DBF.png" xlink:type="simple" xlink:show="embed" xlink:actuate="onLoad">
            <text:p/>
          </draw:image>
        </draw:frame>
        <draw:frame draw:style-name="gr7" draw:text-style-name="P1" draw:layer="layout" svg:width="1.684cm" svg:height="1.684cm" svg:x="15.191cm" svg:y="8.106cm">
          <draw:image xlink:href="Pictures/10000201000001F4000001F455155B79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.447cm" svg:height="1.447cm" svg:x="2.868cm" svg:y="8.012cm">
          <draw:image xlink:href="Pictures/100000000000006400000064AD705A0E.jpg" xlink:type="simple" xlink:show="embed" xlink:actuate="onLoad">
            <text:p/>
          </draw:image>
        </draw:frame>
        <draw:custom-shape draw:style-name="gr8" draw:text-style-name="P1" draw:layer="Layout" svg:width="7.62cm" svg:height="7.62cm" svg:x="7.35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.62cm" svg:height="7.62cm" svg:x="6.207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.62cm" svg:height="7.62cm" svg:x="5.064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924cm" svg:height="1.119cm" svg:x="8.301cm" svg:y="2.905cm">
          <draw:text-box>
            <text:p text:style-name="P2">MRI</text:p>
          </draw:text-box>
        </draw:frame>
        <draw:frame draw:style-name="gr5" draw:text-style-name="P2" draw:layer="layout" svg:width="3.52cm" svg:height="1.119cm" svg:x="3.921cm" svg:y="8.517cm">
          <draw:text-box>
            <text:p text:style-name="P2">Rubinius</text:p>
          </draw:text-box>
        </draw:frame>
        <draw:frame draw:style-name="gr6" draw:text-style-name="P2" draw:layer="layout" svg:width="2.703cm" svg:height="1.119cm" svg:x="12.775cm" svg:y="8.517cm">
          <draw:text-box>
            <text:p text:style-name="P2">JRuby</text:p>
          </draw:text-box>
        </draw:frame>
        <draw:frame draw:style-name="gr7" draw:text-style-name="P1" draw:layer="layout" svg:width="1.27cm" svg:height="1.27cm" svg:x="10.152cm" svg:y="2.778cm">
          <draw:image xlink:href="Pictures/10000201000000C8000000C89B830DBF.png" xlink:type="simple" xlink:show="embed" xlink:actuate="onLoad">
            <text:p/>
          </draw:image>
        </draw:frame>
        <draw:frame draw:style-name="gr7" draw:text-style-name="P1" draw:layer="layout" svg:width="1.684cm" svg:height="1.684cm" svg:x="15.191cm" svg:y="8.106cm">
          <draw:image xlink:href="Pictures/10000201000001F4000001F455155B79.png" xlink:type="simple" xlink:show="embed" xlink:actuate="onLoad">
            <text:p/>
          </draw:image>
        </draw:frame>
        <draw:path draw:style-name="gr9" draw:text-style-name="P1" draw:layer="layout" svg:width="5.46cm" svg:height="5.172cm" svg:x="7.287cm" svg:y="4.527cm" svg:viewBox="0 0 5461 5173" svg:d="m0 3713c0-549 105-1065 296-1531 192-466 470-882 818-1229s762-626 1229-817c125-52 255-97 388-136 132 39 262 84 387 136 467 191 882 470 1229 817 348 347 626 763 818 1229 191 466 296 982 296 1531 0 133-6 264-18 394-338 325-737 587-1182 770-466 191-982 296-1530 296s-1065-105-1531-296c-445-183-844-445-1182-770-12-130-18-261-18-394z">
          <text:p/>
        </draw:path>
      </draw:page>
      <draw:page draw:name="page3" draw:style-name="dp1" draw:master-page-name="Default">
        <draw:custom-shape draw:style-name="gr10" draw:text-style-name="P1" draw:layer="Layout" svg:width="7.62cm" svg:height="7.62cm" svg:x="6.207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7.62cm" svg:height="7.62cm" svg:x="5.064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7.62cm" svg:height="7.62cm" svg:x="7.35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2.697cm" svg:height="2.697cm" svg:x="8.62cm" svg:y="1.605cm">
          <draw:image xlink:href="Pictures/10000201000002C3000002C34F4C6851.png" xlink:type="simple" xlink:show="embed" xlink:actuate="onLoad"/>
          <draw:image xlink:href="Pictures/100009CA000067680000676881C8490D.svg" xlink:type="simple" xlink:show="embed" xlink:actuate="onLoad">
            <text:p/>
          </draw:image>
        </draw:frame>
        <draw:frame draw:style-name="gr7" draw:text-style-name="P1" draw:layer="layout" svg:width="2.413cm" svg:height="2.413cm" svg:x="4.302cm" svg:y="8.747cm">
          <draw:image xlink:href="Pictures/100002000000007800000078FA9421E6.png" xlink:type="simple" xlink:show="embed" xlink:actuate="onLoad">
            <text:p/>
          </draw:image>
        </draw:frame>
        <draw:frame draw:style-name="gr7" draw:text-style-name="P1" draw:layer="layout" svg:width="3.175cm" svg:height="3.175cm" svg:x="12.938cm" svg:y="8.239cm">
          <draw:image xlink:href="Pictures/10000201000000B0000000B03BE079A7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8" draw:text-style-name="P1" draw:layer="Layout" svg:width="7.62cm" svg:height="7.62cm" svg:x="7.35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.62cm" svg:height="7.62cm" svg:x="6.207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.62cm" svg:height="7.62cm" svg:x="5.064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5.46cm" svg:height="5.172cm" svg:x="7.287cm" svg:y="4.527cm" svg:viewBox="0 0 5461 5173" svg:d="m0 3713c0-549 105-1065 296-1531 192-466 470-882 818-1229s762-626 1229-817c125-52 255-97 388-136 132 39 262 84 387 136 467 191 882 470 1229 817 348 347 626 763 818 1229 191 466 296 982 296 1531 0 133-6 264-18 394-338 325-737 587-1182 770-466 191-982 296-1530 296s-1065-105-1531-296c-445-183-844-445-1182-770-12-130-18-261-18-394z">
          <text:p/>
        </draw:path>
        <draw:frame draw:style-name="gr7" draw:text-style-name="P1" draw:layer="layout" svg:width="2.697cm" svg:height="2.697cm" svg:x="8.621cm" svg:y="1.606cm">
          <draw:image xlink:href="Pictures/10000201000002C3000002C34F4C6851.png" xlink:type="simple" xlink:show="embed" xlink:actuate="onLoad"/>
          <draw:image xlink:href="Pictures/100009CA000067680000676881C8490D.svg" xlink:type="simple" xlink:show="embed" xlink:actuate="onLoad">
            <text:p/>
          </draw:image>
        </draw:frame>
        <draw:frame draw:style-name="gr7" draw:text-style-name="P1" draw:layer="layout" svg:width="2.413cm" svg:height="2.413cm" svg:x="4.303cm" svg:y="8.748cm">
          <draw:image xlink:href="Pictures/100002000000007800000078FA9421E6.png" xlink:type="simple" xlink:show="embed" xlink:actuate="onLoad">
            <text:p/>
          </draw:image>
        </draw:frame>
        <draw:frame draw:style-name="gr7" draw:text-style-name="P1" draw:layer="layout" svg:width="3.175cm" svg:height="3.175cm" svg:x="12.939cm" svg:y="8.24cm">
          <draw:image xlink:href="Pictures/10000201000000B0000000B03BE079A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6T13:47:58</meta:creation-date>
    <dc:date>2014-01-26T14:56:08</dc:date>
    <meta:editing-duration>PT15M1S</meta:editing-duration>
    <meta:editing-cycles>3</meta:editing-cycles>
    <meta:generator>LibreOffice/4.0.5.2$MacOSX_x86 LibreOffice_project/5464147a081647a250913f19c0715bca595af2f</meta:generator>
    <meta:document-statistic meta:object-count="32"/>
  </office:meta>
</office:document-meta>
</file>